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04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2.539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2.673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089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506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fill-color="#9999cc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ff0000"/>
    </style:style>
    <style:style style:name="P8" style:family="paragraph">
      <style:paragraph-properties fo:text-align="center"/>
      <style:text-properties fo:color="#ff0000" fo:font-size="16pt" style:font-size-asian="16pt" style:font-size-complex="16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0000"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Software Components</text:p>
          </draw:text-box>
        </draw:frame>
        <draw:custom-shape draw:style-name="gr1" draw:text-style-name="P4" draw:layer="layout" svg:width="3.536cm" svg:height="1.307cm" svg:x="4.69cm" svg:y="12.001cm">
          <text:p text:style-name="P3"><text:span text:style-name="T1"><text:s text:c="3"/></text:span><text:span text:style-name="T2">yangdump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113cm" svg:height="2.799cm" svg:x="14.326cm" svg:y="5.747cm">
          <text:p text:style-name="P3"><text:span text:style-name="T1"><text:s text:c="3"/></text:span><text:span text:style-name="T2">netconfd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113cm" svg:height="2.933cm" svg:x="8.211cm" svg:y="5.745cm">
          <text:p text:style-name="P3"><text:span text:style-name="T1"><text:s text:c="3"/></text:span><text:span text:style-name="T2">yangcli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3.704cm" svg:height="1.349cm" svg:x="4.551cm" svg:y="10.186cm">
          <text:p text:style-name="P3"><text:span text:style-name="T1"><text:s text:c="5"/></text:span><text:span text:style-name="T2">yangdi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196cm" svg:height="1.005cm" svg:x="8.679cm" svg:y="6.562cm">
          <text:p text:style-name="P5"><text:span text:style-name="T3">libmg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196cm" svg:height="1.005cm" svg:x="14.684cm" svg:y="6.96cm">
          <text:p text:style-name="P5"><text:span text:style-name="T3">liba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572cm" svg:height="1.72cm" svg:x="11.272cm" svg:y="10.503cm">
          <text:p text:style-name="P5"><text:span text:style-name="T4">libncx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72cm" svg:x="2.858cm" svg:y="5.78cm">
          <text:p text:style-name="P5"><text:span text:style-name="T4">libssh2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72cm" svg:x="14.129cm" svg:y="14.287cm">
          <text:p text:style-name="P5"><text:span text:style-name="T4">libc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72cm" svg:x="8.652cm" svg:y="14.287cm">
          <text:p text:style-name="P5"><text:span text:style-name="T4">libxml2.so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572cm" svg:height="1.72cm" svg:x="18.654cm" svg:y="6.839cm">
          <text:p text:style-name="P7"><text:span text:style-name="T5">opensshd</text:span></text:p>
          <draw:enhanced-geometry svg:viewBox="0 0 21600 21600" draw:type="rectangle" draw:enhanced-path="M 0 0 L 21600 0 21600 21600 0 21600 0 0 Z N"/>
        </draw:custom-shape>
        <draw:line draw:style-name="gr9" draw:layer="layout" svg:x1="6.429cm" svg:y1="6.641cm" svg:x2="8.149cm" svg:y2="6.641cm">
          <text:p/>
        </draw:line>
        <draw:line draw:style-name="gr9" draw:layer="layout" svg:x1="12.674cm" svg:y1="10.424cm" svg:x2="9.975cm" svg:y2="8.731cm">
          <text:p/>
        </draw:line>
        <draw:line draw:style-name="gr9" draw:layer="layout" svg:x1="13.335cm" svg:y1="10.451cm" svg:x2="15.69cm" svg:y2="8.599cm">
          <text:p/>
        </draw:line>
        <draw:line draw:style-name="gr9" draw:layer="layout" svg:x1="11.245cm" svg:y1="11.191cm" svg:x2="8.282cm" svg:y2="10.86cm">
          <text:p/>
        </draw:line>
        <draw:line draw:style-name="gr9" draw:layer="layout" svg:x1="11.245cm" svg:y1="11.495cm" svg:x2="8.202cm" svg:y2="12.554cm">
          <text:p/>
        </draw:line>
        <draw:custom-shape draw:style-name="gr10" draw:text-style-name="P4" draw:layer="layout" svg:width="3.113cm" svg:height="1.766cm" svg:x="16.907cm" svg:y="9.942cm">
          <text:p text:style-name="P3"><text:span text:style-name="T1"><text:s text:c="3"/></text:span><text:span text:style-name="T2">netconf-subsystem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0.251cm" svg:height="1.27cm" svg:x="19.447cm" svg:y="8.6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layer="layout" svg:x1="15.77cm" svg:y1="14.221cm" svg:x2="18.561cm" svg:y2="11.76cm">
          <text:p/>
        </draw:line>
        <draw:line draw:style-name="gr9" draw:layer="layout" svg:x1="15.268cm" svg:y1="14.236cm" svg:x2="13.348cm" svg:y2="12.263cm">
          <text:p/>
        </draw:line>
        <draw:line draw:style-name="gr9" draw:layer="layout" svg:x1="10.187cm" svg:y1="14.26cm" svg:x2="12.33cm" svg:y2="12.236cm">
          <text:p/>
        </draw:line>
        <draw:custom-shape draw:style-name="gr11" draw:text-style-name="P5" draw:layer="layout" svg:width="0.225cm" svg:height="1.23cm" svg:x="16.986cm" svg:y="8.6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2.196cm" svg:height="1.005cm" svg:x="8.692cm" svg:y="7.568cm">
          <text:p text:style-name="P5"><text:span text:style-name="T3">libtecl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layer="layout" svg:width="12.885cm" svg:height="9.662cm" svg:x="3.259cm" svg:y="1.936cm" draw:page-number="1"/>
          <draw:frame presentation:style-name="pr2" draw:text-style-name="P9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9-11T11:37:20</dc:date>
    <meta:print-date>2000-12-09T21:37:10</meta:print-date>
    <meta:editing-cycles>619</meta:editing-cycles>
    <meta:editing-duration>PT930H55M34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